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MessageSender.setBcc( String b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MailMessageSender( String smtp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nd( org . apache . cocoon . environment .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SmtpHost( String hostname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i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Attachment( Object obj , String type , String name , boolean is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dy.Body( Object obj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Body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Body( Object body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dy.Body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Attachmen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Object obj , String type , boolean is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getDataSource( SourceResolver resolver , List sourc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ilMessageSender.addAttachmentURL( String url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Subject( String su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BodyURL( String url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SmtpHost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achmen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getBodyPart( SourceResolver resolver , List 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achment.setContentTo( SourceResolver resolver , List sources , MimePart 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ilMessageSender.send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achment.i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addAttachment( Object attachment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To(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isNullOrEmpty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ach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getMy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MessageSender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Body( String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addAttachmen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doSend( SourceResolver resolve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">
            <text:p text:style-name="Table_20_Contents">8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MailMessageSender.setCharset( String char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Sender.addAttachment( Object attach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tFrom( String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achmen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MailMessage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.getDataSource( SourceResolver resolver , List 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achment.Attachment( Object obj ,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Sender.sendIt( org . apache . cocoon . environment .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MessageSender.initSess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MessageSender.setBodyFromSrc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ReplyTo( String reply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Sender.setBodyFromSrcMimeType( String srcMim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Sender.setCc( String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